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 style:list-style-name="L1">
      <style:text-properties fo:font-size="8pt" style:font-size-asian="8pt" style:font-size-complex="8pt"/>
    </style:style>
    <style:style style:name="P3" style:family="paragraph" style:parent-style-name="Preformatted_20_Text">
      <style:text-properties fo:font-size="8pt" style:font-size-asian="8pt" style:font-size-complex="8pt"/>
    </style:style>
    <style:style style:name="P4" style:family="paragraph" style:parent-style-name="Preformatted_20_Text">
      <style:paragraph-properties fo:margin-top="0in" fo:margin-bottom="0.1965in"/>
      <style:text-properties fo:font-size="8pt" style:font-size-asian="8pt" style:font-size-complex="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pic 1: Should Teachers Get Tenure?</text:p>
      <text:p text:style-name="P3">Rank changes:</text:p>
      <text:p text:style-name="P3">FIRST 005: average: 0.0 <text:s text:c="2"/>maximum up the ranking: 0 <text:s text:c="2"/>maximum down the ranking: 0 <text:s text:c="2"/>tendency: 0.00</text:p>
      <text:p text:style-name="P3">FIRST 010: average: 0.6 <text:s text:c="2"/>maximum up the ranking: 3 <text:s text:c="2"/>maximum down the ranking: 1 <text:s text:c="2"/>tendency: 3.00</text:p>
      <text:p text:style-name="P3">FIRST 020: average: 1.35 <text:s/>maximum up the ranking: 3 <text:s text:c="2"/>maximum down the ranking: 4 <text:s text:c="2"/>tendency: 1.80</text:p>
      <text:p text:style-name="P3">FIRST 050: average: 4.68 <text:s/>maximum up the ranking: 35 <text:s/>maximum down the ranking: 7 <text:s text:c="2"/>tendency: 1.41</text:p>
      <text:p text:style-name="P3">FIRST 100: average: 8.7 <text:s text:c="2"/>maximum up the ranking: 35 <text:s/>maximum down the ranking: 38 <text:s/>tendency: 1.07</text:p>
      <text:p text:style-name="P3"/>
      <text:p text:style-name="P3">32 notable documents which jumped &gt; 9 ranks:</text:p>
      <text:p text:style-name="P3"/>
      <text:p text:style-name="P3">16 up ranked documents:</text:p>
      <text:p text:style-name="P3">rank: 36 <text:s text:c="7"/>jump distance: 35 <text:s text:c="6"/>bias distance: 0.04 <text:s text:c="4"/>stylo distance: 3.02</text:p>
      <text:p text:style-name="P3">rank: 43 <text:s text:c="7"/>jump distance: 21 <text:s text:c="6"/>bias distance: 0.83 <text:s text:c="4"/>stylo distance: 8.69</text:p>
      <text:p text:style-name="P3">rank: 45 <text:s text:c="7"/>jump distance: 24 <text:s text:c="6"/>bias distance: 0.83 <text:s text:c="4"/>stylo distance: 8.69</text:p>
      <text:p text:style-name="P3">rank: 46 <text:s text:c="7"/>jump distance: 26 <text:s text:c="6"/>bias distance: 0.65 <text:s text:c="4"/>stylo distance: 6.93</text:p>
      <text:p text:style-name="P3">rank: 48 <text:s text:c="7"/>jump distance: 29 <text:s text:c="6"/>bias distance: 0.69 <text:s text:c="4"/>stylo distance: 7.20</text:p>
      <text:p text:style-name="P3">rank: 52 <text:s text:c="7"/>jump distance: 24 <text:s text:c="6"/>bias distance: 0.56 <text:s text:c="4"/>stylo distance: 8.09</text:p>
      <text:p text:style-name="P3">rank: 55 <text:s text:c="7"/>jump distance: 15 <text:s text:c="6"/>bias distance: 1.01 <text:s text:c="4"/>stylo distance: 11.73</text:p>
      <text:p text:style-name="P3">rank: 57 <text:s text:c="7"/>jump distance: 30 <text:s text:c="6"/>bias distance: 0.69 <text:s text:c="4"/>stylo distance: 6.05</text:p>
      <text:p text:style-name="P3">rank: 60 <text:s text:c="7"/>jump distance: 29 <text:s text:c="6"/>bias distance: 0.99 <text:s text:c="4"/>stylo distance: 6.40</text:p>
      <text:p text:style-name="P3">rank: 63 <text:s text:c="7"/>jump distance: 15 <text:s text:c="6"/>bias distance: 0.48 <text:s text:c="4"/>stylo distance: 12.46</text:p>
      <text:p text:style-name="P3">rank: 66 <text:s text:c="7"/>jump distance: 24 <text:s text:c="6"/>bias distance: 0.64 <text:s text:c="4"/>stylo distance: 9.08</text:p>
      <text:p text:style-name="P3">rank: 68 <text:s text:c="7"/>jump distance: 13 <text:s text:c="6"/>bias distance: 2.18 <text:s text:c="4"/>stylo distance: 13.20</text:p>
      <text:p text:style-name="P3">rank: 69 <text:s text:c="7"/>jump distance: 14 <text:s text:c="6"/>bias distance: 0.77 <text:s text:c="4"/>stylo distance: 16.34</text:p>
      <text:p text:style-name="P3">rank: 78 <text:s text:c="7"/>jump distance: 14 <text:s text:c="6"/>bias distance: 0.95 <text:s text:c="4"/>stylo distance: 15.07</text:p>
      <text:p text:style-name="P3">rank: 79 <text:s text:c="7"/>jump distance: 14 <text:s text:c="6"/>bias distance: 0.95 <text:s text:c="4"/>stylo distance: 15.07</text:p>
      <text:p text:style-name="P3">rank: 80 <text:s text:c="7"/>jump distance: 14 <text:s text:c="6"/>bias distance: 0.95 <text:s text:c="4"/>stylo distance: 15.07</text:p>
      <text:p text:style-name="P3">average bias distance: 0.74 <text:s text:c="4"/>average stylo distance: 9.78</text:p>
      <text:p text:style-name="P3"/>
      <text:p text:style-name="P3">16 down ranked documents:</text:p>
      <text:p text:style-name="P3">rank: 53 <text:s text:c="7"/>jump distance: -11 <text:s text:c="5"/>bias distance: 1.05 <text:s text:c="4"/>stylo distance: 19.67</text:p>
      <text:p text:style-name="P3">rank: 64 <text:s text:c="7"/>jump distance: -28 <text:s text:c="5"/>bias distance: 3.49 <text:s text:c="4"/>stylo distance: 26.40</text:p>
      <text:p text:style-name="P3">rank: 71 <text:s text:c="7"/>jump distance: -26 <text:s text:c="5"/>bias distance: 10.13 <text:s text:c="3"/>stylo distance: 19.57</text:p>
      <text:p text:style-name="P3">rank: 72 <text:s text:c="7"/>jump distance: -19 <text:s text:c="5"/>bias distance: 9.87 <text:s text:c="4"/>stylo distance: 15.62</text:p>
      <text:p text:style-name="P3">rank: 73 <text:s text:c="7"/>jump distance: -22 <text:s text:c="5"/>bias distance: 5.36 <text:s text:c="4"/>stylo distance: 21.56</text:p>
      <text:p text:style-name="P3">rank: 74 <text:s text:c="7"/>jump distance: -28 <text:s text:c="5"/>bias distance: 1.63 <text:s text:c="4"/>stylo distance: 28.31</text:p>
      <text:p text:style-name="P3">rank: 76 <text:s text:c="7"/>jump distance: -17 <text:s text:c="5"/>bias distance: 2.34 <text:s text:c="4"/>stylo distance: 23.40</text:p>
      <text:p text:style-name="P3">rank: 83 <text:s text:c="7"/>jump distance: -17 <text:s text:c="5"/>bias distance: 7.01 <text:s text:c="4"/>stylo distance: 19.26</text:p>
      <text:p text:style-name="P3">rank: 84 <text:s text:c="7"/>jump distance: -10 <text:s text:c="5"/>bias distance: 3.67 <text:s text:c="4"/>stylo distance: 20.20</text:p>
      <text:p text:style-name="P3">rank: 87 <text:s text:c="7"/>jump distance: -35 <text:s text:c="5"/>bias distance: 13.35 <text:s text:c="3"/>stylo distance: 16.48</text:p>
      <text:p text:style-name="P3">rank: 89 <text:s text:c="7"/>jump distance: -22 <text:s text:c="5"/>bias distance: 2.01 <text:s text:c="4"/>stylo distance: 25.52</text:p>
      <text:p text:style-name="P3">rank: 91 <text:s text:c="7"/>jump distance: -12 <text:s text:c="5"/>bias distance: 1.76 <text:s text:c="4"/>stylo distance: 23.24</text:p>
      <text:p text:style-name="P3">rank: 94 <text:s text:c="7"/>jump distance: -38 <text:s text:c="5"/>bias distance: 8.94 <text:s text:c="4"/>stylo distance: 23.95</text:p>
      <text:p text:style-name="P3">rank: 96 <text:s text:c="7"/>jump distance: -12 <text:s text:c="5"/>bias distance: 3.90 <text:s text:c="4"/>stylo distance: 23.64</text:p>
      <text:p text:style-name="P3">rank: 97 <text:s text:c="7"/>jump distance: -24 <text:s text:c="5"/>bias distance: 9.87 <text:s text:c="4"/>stylo distance: 20.67</text:p>
      <text:p text:style-name="P3">rank: 98 <text:s text:c="7"/>jump distance: -18 <text:s text:c="5"/>bias distance: 17.91 <text:s text:c="3"/>stylo distance: 19.77</text:p>
      <text:p text:style-name="P4">average bias distance: 6.82 <text:s text:c="4"/>average stylo distance: 21.2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opic 5: Should Social Security Be Privatized?</text:p>
      <text:p text:style-name="P3">Rank changes:</text:p>
      <text:p text:style-name="P3">FIRST 005: average: 5.8 <text:s text:c="2"/>maximum up the ranking: 9 <text:s text:c="2"/>maximum down the ranking: 0 <text:s text:c="2"/>tendency: 0.00</text:p>
      <text:p text:style-name="P3">FIRST 010: average: 5.9 <text:s text:c="2"/>maximum up the ranking: 9 <text:s text:c="2"/>maximum down the ranking: 3 <text:s text:c="2"/>tendency: 8.00</text:p>
      <text:p text:style-name="P3">FIRST 020: average: 7.8 <text:s text:c="2"/>maximum up the ranking: 15 <text:s/>maximum down the ranking: 17 <text:s/>tendency: 2.80</text:p>
      <text:p text:style-name="P3">FIRST 050: average: 10.76 maximum up the ranking: 24 <text:s/>maximum down the ranking: 31 <text:s/>tendency: 2.00</text:p>
      <text:p text:style-name="P3">FIRST 100: average: 10.64 maximum up the ranking: 24 <text:s/>maximum down the ranking: 31 <text:s/>tendency: 1.18</text:p>
      <text:p text:style-name="P3"/>
      <text:p text:style-name="P3">53 notable documents which jumped &gt; 9 ranks:</text:p>
      <text:p text:style-name="P3"/>
      <text:p text:style-name="P3">27 up ranked documents:</text:p>
      <text:p text:style-name="P3">rank: 19 <text:s text:c="7"/>jump distance: 15 <text:s text:c="6"/>bias distance: 0.11 <text:s text:c="4"/>stylo distance: 1.22</text:p>
      <text:p text:style-name="P3">rank: 21 <text:s text:c="7"/>jump distance: 15 <text:s text:c="6"/>bias distance: 0.00 <text:s text:c="4"/>stylo distance: 1.80</text:p>
      <text:p text:style-name="P3">rank: 23 <text:s text:c="7"/>jump distance: 15 <text:s text:c="6"/>bias distance: 0.03 <text:s text:c="4"/>stylo distance: 1.92</text:p>
      <text:p text:style-name="P3">rank: 25 <text:s text:c="7"/>jump distance: 17 <text:s text:c="6"/>bias distance: 0.10 <text:s text:c="4"/>stylo distance: 3.01</text:p>
      <text:p text:style-name="P3">rank: 26 <text:s text:c="7"/>jump distance: 13 <text:s text:c="6"/>bias distance: 0.25 <text:s text:c="4"/>stylo distance: 3.09</text:p>
      <text:p text:style-name="P3">rank: 29 <text:s text:c="7"/>jump distance: 11 <text:s text:c="6"/>bias distance: 0.23 <text:s text:c="4"/>stylo distance: 4.01</text:p>
      <text:p text:style-name="P3">rank: 30 <text:s text:c="7"/>jump distance: 14 <text:s text:c="6"/>bias distance: 0.11 <text:s text:c="4"/>stylo distance: 4.02</text:p>
      <text:p text:style-name="P3">rank: 31 <text:s text:c="7"/>jump distance: 10 <text:s text:c="6"/>bias distance: 0.17 <text:s text:c="4"/>stylo distance: 4.00</text:p>
      <text:p text:style-name="P3">rank: 32 <text:s text:c="7"/>jump distance: 11 <text:s text:c="6"/>bias distance: 0.36 <text:s text:c="4"/>stylo distance: 4.06</text:p>
      <text:p text:style-name="P3">rank: 33 <text:s text:c="7"/>jump distance: 12 <text:s text:c="6"/>bias distance: 0.95 <text:s text:c="4"/>stylo distance: 3.74</text:p>
      <text:p text:style-name="P3">rank: 43 <text:s text:c="7"/>jump distance: 14 <text:s text:c="6"/>bias distance: 0.02 <text:s text:c="4"/>stylo distance: 1.27</text:p>
      <text:p text:style-name="P3">rank: 44 <text:s text:c="7"/>jump distance: 17 <text:s text:c="6"/>bias distance: 0.25 <text:s text:c="4"/>stylo distance: 1.19</text:p>
      <text:p text:style-name="P3">rank: 45 <text:s text:c="7"/>jump distance: 11 <text:s text:c="6"/>bias distance: 0.17 <text:s text:c="4"/>stylo distance: 2.06</text:p>
      <text:p text:style-name="P3">rank: 46 <text:s text:c="7"/>jump distance: 13 <text:s text:c="6"/>bias distance: 0.14 <text:s text:c="4"/>stylo distance: 2.14</text:p>
      <text:p text:style-name="P3">rank: 47 <text:s text:c="7"/>jump distance: 24 <text:s text:c="6"/>bias distance: 0.08 <text:s text:c="4"/>stylo distance: 2.18</text:p>
      <text:p text:style-name="P3">rank: 48 <text:s text:c="7"/>jump distance: 16 <text:s text:c="6"/>bias distance: 0.13 <text:s text:c="4"/>stylo distance: 2.36</text:p>
      <text:p text:style-name="P3">rank: 49 <text:s text:c="7"/>jump distance: 14 <text:s text:c="6"/>bias distance: 0.23 <text:s text:c="4"/>stylo distance: 2.36</text:p>
      <text:p text:style-name="P3">rank: 51 <text:s text:c="7"/>jump distance: 14 <text:s text:c="6"/>bias distance: 0.02 <text:s text:c="4"/>stylo distance: 3.00</text:p>
      <text:p text:style-name="P3">rank: 52 <text:s text:c="7"/>jump distance: 14 <text:s text:c="6"/>bias distance: 0.03 <text:s text:c="4"/>stylo distance: 3.00</text:p>
      <text:p text:style-name="P3">rank: 53 <text:s text:c="7"/>jump distance: 17 <text:s text:c="6"/>bias distance: 0.05 <text:s text:c="4"/>stylo distance: 3.00</text:p>
      <text:p text:style-name="P3">rank: 55 <text:s text:c="7"/>jump distance: 14 <text:s text:c="6"/>bias distance: 0.17 <text:s text:c="4"/>stylo distance: 3.06</text:p>
      <text:p text:style-name="P3">rank: 57 <text:s text:c="7"/>jump distance: 11 <text:s text:c="6"/>bias distance: 0.06 <text:s text:c="4"/>stylo distance: 4.01</text:p>
      <text:p text:style-name="P3">rank: 70 <text:s text:c="7"/>jump distance: 14 <text:s text:c="6"/>bias distance: 0.07 <text:s text:c="4"/>stylo distance: 7.46</text:p>
      <text:p text:style-name="P3">rank: 71 <text:s text:c="7"/>jump distance: 22 <text:s text:c="6"/>bias distance: 0.12 <text:s text:c="4"/>stylo distance: 2.03</text:p>
      <text:p text:style-name="P3">rank: 73 <text:s text:c="7"/>jump distance: 19 <text:s text:c="6"/>bias distance: 0.01 <text:s text:c="4"/>stylo distance: 2.56</text:p>
      <text:p text:style-name="P3">rank: 80 <text:s text:c="7"/>jump distance: 15 <text:s text:c="6"/>bias distance: 0.61 <text:s text:c="4"/>stylo distance: 6.15</text:p>
      <text:p text:style-name="P3">rank: 82 <text:s text:c="7"/>jump distance: 12 <text:s text:c="6"/>bias distance: 0.11 <text:s text:c="4"/>stylo distance: 7.10</text:p>
      <text:p text:style-name="P3">average bias distance: 0.14 <text:s text:c="4"/>average stylo distance: 3.01</text:p>
      <text:p text:style-name="P3"/>
      <text:p text:style-name="P3">26 down ranked documents:</text:p>
      <text:p text:style-name="P3">rank: 16 <text:s text:c="7"/>jump distance: -14 <text:s text:c="5"/>bias distance: 3.28 <text:s text:c="4"/>stylo distance: 15.42</text:p>
      <text:p text:style-name="P3">rank: 17 <text:s text:c="7"/>jump distance: -13 <text:s text:c="5"/>bias distance: 0.83 <text:s text:c="4"/>stylo distance: 13.19</text:p>
      <text:p text:style-name="P3">rank: 20 <text:s text:c="7"/>jump distance: -17 <text:s text:c="5"/>bias distance: 9.32 <text:s text:c="4"/>stylo distance: 14.30</text:p>
      <text:p text:style-name="P3">rank: 22 <text:s text:c="7"/>jump distance: -17 <text:s text:c="5"/>bias distance: 5.63 <text:s text:c="4"/>stylo distance: 17.19</text:p>
      <text:p text:style-name="P3">rank: 34 <text:s text:c="7"/>jump distance: -13 <text:s text:c="5"/>bias distance: 4.41 <text:s text:c="4"/>stylo distance: 16.49</text:p>
      <text:p text:style-name="P3">rank: 35 <text:s text:c="7"/>jump distance: -10 <text:s text:c="5"/>bias distance: 1.32 <text:s text:c="4"/>stylo distance: 14.05</text:p>
      <text:p text:style-name="P3">rank: 37 <text:s text:c="7"/>jump distance: -31 <text:s text:c="5"/>bias distance: 8.76 <text:s text:c="4"/>stylo distance: 18.98</text:p>
      <text:p text:style-name="P3">rank: 38 <text:s text:c="7"/>jump distance: -15 <text:s text:c="5"/>bias distance: 5.00 <text:s text:c="4"/>stylo distance: 13.73</text:p>
      <text:p text:style-name="P3">rank: 40 <text:s text:c="7"/>jump distance: -10 <text:s text:c="5"/>bias distance: 0.39 <text:s text:c="4"/>stylo distance: 14.05</text:p>
      <text:p text:style-name="P3">rank: 41 <text:s text:c="7"/>jump distance: -15 <text:s text:c="5"/>bias distance: 1.47 <text:s text:c="4"/>stylo distance: 19.97</text:p>
      <text:p text:style-name="P3">rank: 42 <text:s text:c="7"/>jump distance: -14 <text:s text:c="5"/>bias distance: 2.25 <text:s text:c="4"/>stylo distance: 17.04</text:p>
      <text:p text:style-name="P3">rank: 56 <text:s text:c="7"/>jump distance: -19 <text:s text:c="5"/>bias distance: 7.19 <text:s text:c="4"/>stylo distance: 11.28</text:p>
      <text:p text:style-name="P3">rank: 60 <text:s text:c="7"/>jump distance: -27 <text:s text:c="5"/>bias distance: 4.51 <text:s text:c="4"/>stylo distance: 18.75</text:p>
      <text:p text:style-name="P3">rank: 61 <text:s text:c="7"/>jump distance: -26 <text:s text:c="5"/>bias distance: 2.42 <text:s text:c="4"/>stylo distance: 18.89</text:p>
      <text:p text:style-name="P3">rank: 63 <text:s text:c="7"/>jump distance: -12 <text:s text:c="5"/>bias distance: 2.55 <text:s text:c="4"/>stylo distance: 13.66</text:p>
      <text:p text:style-name="P3">rank: 64 <text:s text:c="7"/>jump distance: -18 <text:s text:c="5"/>bias distance: 4.87 <text:s text:c="4"/>stylo distance: 18.12</text:p>
      <text:p text:style-name="P3">rank: 65 <text:s text:c="7"/>jump distance: -18 <text:s text:c="5"/>bias distance: 0.96 <text:s text:c="4"/>stylo distance: 21.61</text:p>
      <text:p text:style-name="P3">rank: 66 <text:s text:c="7"/>jump distance: -18 <text:s text:c="5"/>bias distance: 0.99 <text:s text:c="4"/>stylo distance: 20.44</text:p>
      <text:p text:style-name="P3">rank: 67 <text:s text:c="7"/>jump distance: -12 <text:s text:c="5"/>bias distance: 1.04 <text:s text:c="4"/>stylo distance: 11.70</text:p>
      <text:p text:style-name="P3">rank: 68 <text:s text:c="7"/>jump distance: -14 <text:s text:c="5"/>bias distance: 0.30 <text:s text:c="4"/>stylo distance: 17.06</text:p>
      <text:p text:style-name="P3">rank: 72 <text:s text:c="7"/>jump distance: -23 <text:s text:c="5"/>bias distance: 9.82 <text:s text:c="4"/>stylo distance: 19.28</text:p>
      <text:p text:style-name="P3">rank: 75 <text:s text:c="7"/>jump distance: -23 <text:s text:c="5"/>bias distance: 0.20 <text:s text:c="4"/>stylo distance: 28.04</text:p>
      <text:p text:style-name="P3">rank: 76 <text:s text:c="7"/>jump distance: -26 <text:s text:c="5"/>bias distance: 9.23 <text:s text:c="4"/>stylo distance: 21.08</text:p>
      <text:p text:style-name="P3">rank: 92 <text:s text:c="7"/>jump distance: -18 <text:s text:c="5"/>bias distance: 1.57 <text:s text:c="4"/>stylo distance: 24.01</text:p>
      <text:p text:style-name="P3">rank: 93 <text:s text:c="7"/>jump distance: -12 <text:s text:c="5"/>bias distance: 0.97 <text:s text:c="4"/>stylo distance: 21.52</text:p>
      <text:p text:style-name="P3">rank: 96 <text:s text:c="7"/>jump distance: -14 <text:s text:c="5"/>bias distance: 2.92 <text:s text:c="4"/>stylo distance: 22.85</text:p>
      <text:p text:style-name="P4">average bias distance: 3.69 <text:s text:c="4"/>average stylo distance: 17.3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opic 10: Should Any Vaccines Be Required for Children?</text:p>
      <text:p text:style-name="P3">Rank changes:</text:p>
      <text:p text:style-name="P3">FIRST 005: average: 0.8 <text:s text:c="2"/>maximum up the ranking: 2 <text:s text:c="2"/>maximum down the ranking: 1 <text:s text:c="2"/>tendency: 2.00</text:p>
      <text:p text:style-name="P3">FIRST 010: average: 2.3 <text:s text:c="2"/>maximum up the ranking: 10 <text:s/>maximum down the ranking: 3 <text:s text:c="2"/>tendency: 1.67</text:p>
      <text:p text:style-name="P3">FIRST 020: average: 3.85 <text:s/>maximum up the ranking: 13 <text:s/>maximum down the ranking: 4 <text:s text:c="2"/>tendency: 1.57</text:p>
      <text:p text:style-name="P3">FIRST 050: average: 7.06 <text:s/>maximum up the ranking: 28 <text:s/>maximum down the ranking: 21 <text:s/>tendency: 1.30</text:p>
      <text:p text:style-name="P3">FIRST 100: average: 9.32 <text:s/>maximum up the ranking: 32 <text:s/>maximum down the ranking: 47 <text:s/>tendency: 1.16</text:p>
      <text:p text:style-name="P3"/>
      <text:p text:style-name="P3">37 notable documents which jumped &gt; 9 ranks:</text:p>
      <text:p text:style-name="P3"/>
      <text:p text:style-name="P3">19 up ranked documents:</text:p>
      <text:p text:style-name="P3">rank: 10 <text:s text:c="7"/>jump distance: 10 <text:s text:c="6"/>bias distance: 0.66 <text:s text:c="4"/>stylo distance: 10.21</text:p>
      <text:p text:style-name="P3">rank: 15 <text:s text:c="7"/>jump distance: 10 <text:s text:c="6"/>bias distance: 5.39 <text:s text:c="4"/>stylo distance: 11.98</text:p>
      <text:p text:style-name="P3">rank: 17 <text:s text:c="7"/>jump distance: 13 <text:s text:c="6"/>bias distance: 2.54 <text:s text:c="4"/>stylo distance: 11.32</text:p>
      <text:p text:style-name="P3">rank: 24 <text:s text:c="7"/>jump distance: 10 <text:s text:c="6"/>bias distance: 3.83 <text:s text:c="4"/>stylo distance: 13.21</text:p>
      <text:p text:style-name="P3">rank: 25 <text:s text:c="7"/>jump distance: 17 <text:s text:c="6"/>bias distance: 0.41 <text:s text:c="4"/>stylo distance: 7.78</text:p>
      <text:p text:style-name="P3">rank: 36 <text:s text:c="7"/>jump distance: 20 <text:s text:c="6"/>bias distance: 3.99 <text:s text:c="4"/>stylo distance: 4.35</text:p>
      <text:p text:style-name="P3">rank: 37 <text:s text:c="7"/>jump distance: 24 <text:s text:c="6"/>bias distance: 0.32 <text:s text:c="4"/>stylo distance: 6.32</text:p>
      <text:p text:style-name="P3">rank: 39 <text:s text:c="7"/>jump distance: 12 <text:s text:c="6"/>bias distance: 2.81 <text:s text:c="4"/>stylo distance: 9.97</text:p>
      <text:p text:style-name="P3">rank: 43 <text:s text:c="7"/>jump distance: 12 <text:s text:c="6"/>bias distance: 6.86 <text:s text:c="4"/>stylo distance: 7.34</text:p>
      <text:p text:style-name="P3">rank: 49 <text:s text:c="7"/>jump distance: 28 <text:s text:c="6"/>bias distance: 1.21 <text:s text:c="4"/>stylo distance: 5.24</text:p>
      <text:p text:style-name="P3">rank: 52 <text:s text:c="7"/>jump distance: 32 <text:s text:c="6"/>bias distance: 2.13 <text:s text:c="4"/>stylo distance: 3.81</text:p>
      <text:p text:style-name="P3">rank: 58 <text:s text:c="7"/>jump distance: 28 <text:s text:c="6"/>bias distance: 0.44 <text:s text:c="4"/>stylo distance: 7.68</text:p>
      <text:p text:style-name="P3">rank: 59 <text:s text:c="7"/>jump distance: 12 <text:s text:c="6"/>bias distance: 0.54 <text:s text:c="4"/>stylo distance: 16.01</text:p>
      <text:p text:style-name="P3">rank: 61 <text:s text:c="7"/>jump distance: 19 <text:s text:c="6"/>bias distance: 2.82 <text:s text:c="4"/>stylo distance: 9.34</text:p>
      <text:p text:style-name="P3">rank: 66 <text:s text:c="7"/>jump distance: 16 <text:s text:c="6"/>bias distance: 3.22 <text:s text:c="4"/>stylo distance: 9.45</text:p>
      <text:p text:style-name="P3">rank: 77 <text:s text:c="7"/>jump distance: 12 <text:s text:c="6"/>bias distance: 2.74 <text:s text:c="4"/>stylo distance: 10.82</text:p>
      <text:p text:style-name="P3">rank: 81 <text:s text:c="7"/>jump distance: 15 <text:s text:c="6"/>bias distance: 4.18 <text:s text:c="4"/>stylo distance: 8.86</text:p>
      <text:p text:style-name="P3">rank: 83 <text:s text:c="7"/>jump distance: 12 <text:s text:c="6"/>bias distance: 2.64 <text:s text:c="4"/>stylo distance: 13.04</text:p>
      <text:p text:style-name="P3">rank: 84 <text:s text:c="7"/>jump distance: 13 <text:s text:c="6"/>bias distance: 2.52 <text:s text:c="4"/>stylo distance: 12.17</text:p>
      <text:p text:style-name="P3">average bias distance: 2.36 <text:s text:c="4"/>average stylo distance: 9.05</text:p>
      <text:p text:style-name="P3"/>
      <text:p text:style-name="P3">18 down ranked documents:</text:p>
      <text:p text:style-name="P3">rank: 29 <text:s text:c="7"/>jump distance: -21 <text:s text:c="5"/>bias distance: 11.02 <text:s text:c="3"/>stylo distance: 35.19</text:p>
      <text:p text:style-name="P3">rank: 33 <text:s text:c="7"/>jump distance: -14 <text:s text:c="5"/>bias distance: 14.78 <text:s text:c="3"/>stylo distance: 19.61</text:p>
      <text:p text:style-name="P3">rank: 42 <text:s text:c="7"/>jump distance: -15 <text:s text:c="5"/>bias distance: 16.76 <text:s text:c="3"/>stylo distance: 22.75</text:p>
      <text:p text:style-name="P3">rank: 50 <text:s text:c="7"/>jump distance: -12 <text:s text:c="5"/>bias distance: 14.12 <text:s text:c="3"/>stylo distance: 17.62</text:p>
      <text:p text:style-name="P3">rank: 53 <text:s text:c="7"/>jump distance: -14 <text:s text:c="5"/>bias distance: 7.59 <text:s text:c="4"/>stylo distance: 26.61</text:p>
      <text:p text:style-name="P3">rank: 54 <text:s text:c="7"/>jump distance: -19 <text:s text:c="5"/>bias distance: 14.14 <text:s text:c="3"/>stylo distance: 24.77</text:p>
      <text:p text:style-name="P3">rank: 67 <text:s text:c="7"/>jump distance: -18 <text:s text:c="5"/>bias distance: 4.64 <text:s text:c="4"/>stylo distance: 26.34</text:p>
      <text:p text:style-name="P3">rank: 68 <text:s text:c="7"/>jump distance: -25 <text:s text:c="5"/>bias distance: 13.83 <text:s text:c="3"/>stylo distance: 21.64</text:p>
      <text:p text:style-name="P3">rank: 73 <text:s text:c="7"/>jump distance: -14 <text:s text:c="5"/>bias distance: 9.95 <text:s text:c="4"/>stylo distance: 16.49</text:p>
      <text:p text:style-name="P3">rank: 74 <text:s text:c="7"/>jump distance: -45 <text:s text:c="5"/>bias distance: 1.22 <text:s text:c="4"/>stylo distance: 52.00</text:p>
      <text:p text:style-name="P3">rank: 78 <text:s text:c="7"/>jump distance: -16 <text:s text:c="5"/>bias distance: 7.28 <text:s text:c="4"/>stylo distance: 19.70</text:p>
      <text:p text:style-name="P3">rank: 80 <text:s text:c="7"/>jump distance: -12 <text:s text:c="5"/>bias distance: 0.88 <text:s text:c="4"/>stylo distance: 23.51</text:p>
      <text:p text:style-name="P3">rank: 82 <text:s text:c="7"/>jump distance: -22 <text:s text:c="5"/>bias distance: 6.88 <text:s text:c="4"/>stylo distance: 23.83</text:p>
      <text:p text:style-name="P3">rank: 90 <text:s text:c="7"/>jump distance: -12 <text:s text:c="5"/>bias distance: 15.68 <text:s text:c="3"/>stylo distance: 13.41</text:p>
      <text:p text:style-name="P3">rank: 94 <text:s text:c="7"/>jump distance: -15 <text:s text:c="5"/>bias distance: 15.86 <text:s text:c="3"/>stylo distance: 14.94</text:p>
      <text:p text:style-name="P3">rank: 97 <text:s text:c="7"/>jump distance: -24 <text:s text:c="5"/>bias distance: 12.92 <text:s text:c="3"/>stylo distance: 25.36</text:p>
      <text:p text:style-name="P3">rank: 98 <text:s text:c="7"/>jump distance: -10 <text:s text:c="5"/>bias distance: 0.06 <text:s text:c="4"/>stylo distance: 31.00</text:p>
      <text:p text:style-name="P3">rank: 100 <text:s text:c="6"/>jump distance: -47 <text:s text:c="5"/>bias distance: 2.36 <text:s text:c="4"/>stylo distance: 64.01</text:p>
      <text:p text:style-name="P4">average bias distance: 10.00 <text:s text:c="3"/>average stylo distance: 24.4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RSTxxx: the xxx highest ranked documents</text:p>
      <text:p text:style-name="P1">tendency: the tendency by which documents jump ranks up (positive number) or down (negative number)</text:p>
      <text:p text:style-name="P1"/>
      <text:p text:style-name="P1">Beobachtungen:</text:p>
      <text:p text:style-name="P1"/>
      <text:list xml:id="list2250239769526157495" text:style-name="L1">
        <text:list-item>
          <text:p text:style-name="P2">in den ersten 10 Rankings tendenziell kleinere Rankingsprünge</text:p>
        </text:list-item>
        <text:list-item>
          <text:p text:style-name="P2">Wahrscheinlichkeit für größere Rankingsprünge steigt mit Größe der Dokumentkollektion(?)</text:p>
        </text:list-item>
        <text:list-item>
          <text:p text:style-name="P2">Tendenz zu größeren Rankingsprüngen steigt mit fallendem Ranking(?)</text:p>
        </text:list-item>
        <text:list-item>
          <text:p text:style-name="P2">Tendenz Dokumente im Ranking eher nach oben zu pushen, anstatt nach unten (sinkt, je größer die Dokumentkollektion)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31T09:02:13.95</meta:creation-date>
    <dc:date>2020-08-31T09:40:54.88</dc:date>
    <meta:editing-duration>PT22M49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4" meta:paragraph-count="165" meta:word-count="1774" meta:character-count="13100"/>
  </office:meta>
</office:document-meta>
</file>